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A000001AED3A8BF1704D340B7.png" manifest:media-type="image/png"/>
  <manifest:file-entry manifest:full-path="Pictures/10000000000001AA000001AE4D3F2C157FEEAA43.png" manifest:media-type="image/png"/>
  <manifest:file-entry manifest:full-path="Pictures/10000000000001AA000001AE445B6928FBEF8180.png" manifest:media-type="image/png"/>
  <manifest:file-entry manifest:full-path="Pictures/10000000000001AA000001AE0B56C5967E15AEC8.png" manifest:media-type="image/png"/>
  <manifest:file-entry manifest:full-path="Pictures/10000000000001AA000001AE73730CE30D7499A2.png" manifest:media-type="image/png"/>
  <manifest:file-entry manifest:full-path="Pictures/10000000000001AA000001AEAC5CF480365D2432.png" manifest:media-type="image/png"/>
  <manifest:file-entry manifest:full-path="Pictures/10000000000001AA000001AECF15C2D73B859A26.png" manifest:media-type="image/png"/>
  <manifest:file-entry manifest:full-path="Pictures/10000000000001AA000001AEC1E5BC8187DA6A31.png" manifest:media-type="image/png"/>
  <manifest:file-entry manifest:full-path="Pictures/10000000000001AA000001AEFA6C63EBA6643B87.png" manifest:media-type="image/png"/>
  <manifest:file-entry manifest:full-path="Pictures/10000000000001AA000001AE4EB3A15509B2A2BE.png" manifest:media-type="image/png"/>
  <manifest:file-entry manifest:full-path="Pictures/10000000000001AA000001AEAFF7A50C483BC4AD.png" manifest:media-type="image/png"/>
  <manifest:file-entry manifest:full-path="Pictures/10000000000001AA000001AE673F47E939ADF3F9.png" manifest:media-type="image/png"/>
  <manifest:file-entry manifest:full-path="Pictures/10000000000001AA000001AE6EF6200EADDD0C42.png" manifest:media-type="image/png"/>
  <manifest:file-entry manifest:full-path="Pictures/10000000000001AA000001AE53763A30DCFF5D7D.png" manifest:media-type="image/png"/>
  <manifest:file-entry manifest:full-path="Pictures/10000000000001AA000001AEC45A320DD2E57F28.png" manifest:media-type="image/png"/>
  <manifest:file-entry manifest:full-path="Pictures/10000000000001AA000001AEEBB1C6047B6DC05C.png" manifest:media-type="image/png"/>
  <manifest:file-entry manifest:full-path="Pictures/10000000000001AA000001AE0C0ACAD739404324.png" manifest:media-type="image/png"/>
  <manifest:file-entry manifest:full-path="Pictures/10000000000001AA000001AE4893A73BE61DEA60.png" manifest:media-type="image/png"/>
  <manifest:file-entry manifest:full-path="Pictures/10000000000001AA000001AEB1B4DCFD8E9CBC0E.png" manifest:media-type="image/png"/>
  <manifest:file-entry manifest:full-path="Pictures/10000000000001AA000001AE129FDF61F9023EC9.png" manifest:media-type="image/png"/>
  <manifest:file-entry manifest:full-path="Pictures/10000000000001AA000001AEB9CEB6DE8E5B96EA.png" manifest:media-type="image/png"/>
  <manifest:file-entry manifest:full-path="Pictures/10000000000001AA000001AEFD284A587528FE1A.png" manifest:media-type="image/png"/>
  <manifest:file-entry manifest:full-path="Pictures/10000000000001AA000001AE3AAE3433D160412F.png" manifest:media-type="image/png"/>
  <manifest:file-entry manifest:full-path="Pictures/10000000000001AA000001AE9A1C73F2B7039176.png" manifest:media-type="image/png"/>
  <manifest:file-entry manifest:full-path="Pictures/10000000000001AA000001AE563CB2B85098EFF3.png" manifest:media-type="image/png"/>
  <manifest:file-entry manifest:full-path="Pictures/10000000000001AA000001AE60BAD1EE9CB85C8F.png" manifest:media-type="image/png"/>
  <manifest:file-entry manifest:full-path="Pictures/10000000000001AA000001AEA84CD9B0D6E91FBB.png" manifest:media-type="image/png"/>
  <manifest:file-entry manifest:full-path="Pictures/10000000000001AA000001AE416EB43423414124.png" manifest:media-type="image/png"/>
  <manifest:file-entry manifest:full-path="Pictures/10000000000001AA000001AE50EB1ABC47CAAE42.png" manifest:media-type="image/png"/>
  <manifest:file-entry manifest:full-path="Pictures/10000000000001AA000001AE8F12ADC9A005EF98.png" manifest:media-type="image/png"/>
  <manifest:file-entry manifest:full-path="Pictures/10000000000001AA000001AECB00CDB987726CB6.png" manifest:media-type="image/png"/>
  <manifest:file-entry manifest:full-path="Pictures/10000000000001AA000001AE080905E1EDA9CBBB.png" manifest:media-type="image/png"/>
  <manifest:file-entry manifest:full-path="Pictures/10000000000001AA000001AE3E7B43EC6E127D8A.png" manifest:media-type="image/png"/>
  <manifest:file-entry manifest:full-path="Pictures/10000000000001AA000001AEC7CC1473CAB8439A.png" manifest:media-type="image/png"/>
  <manifest:file-entry manifest:full-path="Pictures/10000000000001AA000001AE76F3B32AFD50CC4C.png" manifest:media-type="image/png"/>
  <manifest:file-entry manifest:full-path="Pictures/10000000000001AA000001AEE22D8EB22EAF801A.png" manifest:media-type="image/png"/>
  <manifest:file-entry manifest:full-path="Pictures/10000000000001AA000001AE76CFC6D1F989747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ＭＳ Ｐゴシック" style:font-name-complex="Ari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テスト結果" table:style-name="ta1">
        <table:shapes>
          <draw:frame draw:z-index="0" draw:name="画像 2" draw:style-name="gr1" draw:text-style-name="P1" svg:width="117.28mm" svg:height="114.21mm" svg:x="0mm" svg:y="130.95mm">
            <draw:image xlink:href="Pictures/10000000000001AA000001AE4D3F2C157FEEAA43.png" xlink:type="simple" xlink:show="embed" xlink:actuate="onLoad">
              <text:p/>
            </draw:image>
          </draw:frame>
          <draw:frame draw:z-index="1" draw:name="画像 3" draw:style-name="gr1" draw:text-style-name="P1" svg:width="117.28mm" svg:height="114.21mm" svg:x="0mm" svg:y="252.87mm">
            <draw:image xlink:href="Pictures/10000000000001AA000001AE445B6928FBEF8180.png" xlink:type="simple" xlink:show="embed" xlink:actuate="onLoad">
              <text:p/>
            </draw:image>
          </draw:frame>
          <draw:frame draw:z-index="2" draw:name="画像 4" draw:style-name="gr1" draw:text-style-name="P1" svg:width="117.28mm" svg:height="114.21mm" svg:x="0mm" svg:y="374.79mm">
            <draw:image xlink:href="Pictures/10000000000001AA000001AE0B56C5967E15AEC8.png" xlink:type="simple" xlink:show="embed" xlink:actuate="onLoad">
              <text:p/>
            </draw:image>
          </draw:frame>
          <draw:frame draw:z-index="3" draw:name="画像 5" draw:style-name="gr1" draw:text-style-name="P1" svg:width="117.28mm" svg:height="114.21mm" svg:x="0mm" svg:y="501.23mm">
            <draw:image xlink:href="Pictures/10000000000001AA000001AEC1E5BC8187DA6A31.png" xlink:type="simple" xlink:show="embed" xlink:actuate="onLoad">
              <text:p/>
            </draw:image>
          </draw:frame>
          <draw:frame draw:z-index="4" draw:name="画像 6" draw:style-name="gr1" draw:text-style-name="P1" svg:width="117.28mm" svg:height="114.21mm" svg:x="0mm" svg:y="627.66mm">
            <draw:image xlink:href="Pictures/10000000000001AA000001AEFA6C63EBA6643B87.png" xlink:type="simple" xlink:show="embed" xlink:actuate="onLoad">
              <text:p/>
            </draw:image>
          </draw:frame>
          <draw:frame draw:z-index="5" draw:name="画像 7" draw:style-name="gr1" draw:text-style-name="P1" svg:width="117.28mm" svg:height="114.21mm" svg:x="0mm" svg:y="749.58mm">
            <draw:image xlink:href="Pictures/10000000000001AA000001AEAC5CF480365D2432.png" xlink:type="simple" xlink:show="embed" xlink:actuate="onLoad">
              <text:p/>
            </draw:image>
          </draw:frame>
          <draw:frame draw:z-index="6" draw:name="画像 16" draw:style-name="gr1" draw:text-style-name="P1" svg:width="117.28mm" svg:height="114.21mm" svg:x="0mm" svg:y="876.01mm">
            <draw:image xlink:href="Pictures/10000000000001AA000001AED3A8BF1704D340B7.png" xlink:type="simple" xlink:show="embed" xlink:actuate="onLoad">
              <text:p/>
            </draw:image>
          </draw:frame>
          <draw:frame draw:z-index="7" draw:name="画像 8" draw:style-name="gr1" draw:text-style-name="P1" svg:width="117.28mm" svg:height="114.21mm" svg:x="0mm" svg:y="997.93mm">
            <draw:image xlink:href="Pictures/10000000000001AA000001AE73730CE30D7499A2.png" xlink:type="simple" xlink:show="embed" xlink:actuate="onLoad">
              <text:p/>
            </draw:image>
          </draw:frame>
          <draw:frame draw:z-index="8" draw:name="画像 9" draw:style-name="gr1" draw:text-style-name="P1" svg:width="117.28mm" svg:height="114.21mm" svg:x="0mm" svg:y="1119.85mm">
            <draw:image xlink:href="Pictures/10000000000001AA000001AE4D3F2C157FEEAA43.png" xlink:type="simple" xlink:show="embed" xlink:actuate="onLoad">
              <text:p/>
            </draw:image>
          </draw:frame>
          <draw:frame draw:z-index="9" draw:name="画像 10" draw:style-name="gr1" draw:text-style-name="P1" svg:width="117.28mm" svg:height="114.21mm" svg:x="0mm" svg:y="1241.77mm">
            <draw:image xlink:href="Pictures/10000000000001AA000001AE4EB3A15509B2A2BE.png" xlink:type="simple" xlink:show="embed" xlink:actuate="onLoad">
              <text:p/>
            </draw:image>
          </draw:frame>
          <draw:frame draw:z-index="10" draw:name="画像 11" draw:style-name="gr1" draw:text-style-name="P1" svg:width="117.28mm" svg:height="114.21mm" svg:x="0mm" svg:y="1363.69mm">
            <draw:image xlink:href="Pictures/10000000000001AA000001AEAFF7A50C483BC4AD.png" xlink:type="simple" xlink:show="embed" xlink:actuate="onLoad">
              <text:p/>
            </draw:image>
          </draw:frame>
          <draw:frame draw:z-index="11" draw:name="画像 12" draw:style-name="gr1" draw:text-style-name="P1" svg:width="117.28mm" svg:height="114.21mm" svg:x="0mm" svg:y="1485.61mm">
            <draw:image xlink:href="Pictures/10000000000001AA000001AE6EF6200EADDD0C42.png" xlink:type="simple" xlink:show="embed" xlink:actuate="onLoad">
              <text:p/>
            </draw:image>
          </draw:frame>
          <draw:frame draw:z-index="12" draw:name="画像 13" draw:style-name="gr1" draw:text-style-name="P1" svg:width="117.28mm" svg:height="114.21mm" svg:x="0mm" svg:y="1612.05mm">
            <draw:image xlink:href="Pictures/10000000000001AA000001AE53763A30DCFF5D7D.png" xlink:type="simple" xlink:show="embed" xlink:actuate="onLoad">
              <text:p/>
            </draw:image>
          </draw:frame>
          <draw:frame draw:z-index="13" draw:name="画像 1" draw:style-name="gr1" draw:text-style-name="P1" svg:width="117.28mm" svg:height="114.21mm" svg:x="0mm" svg:y="4.51mm">
            <draw:image xlink:href="Pictures/10000000000001AA000001AEC45A320DD2E57F28.png" xlink:type="simple" xlink:show="embed" xlink:actuate="onLoad">
              <text:p/>
            </draw:image>
          </draw:frame>
          <draw:frame draw:z-index="14" draw:name="画像 14" draw:style-name="gr1" draw:text-style-name="P1" svg:width="117.28mm" svg:height="114.21mm" svg:x="0mm" svg:y="1733.97mm">
            <draw:image xlink:href="Pictures/10000000000001AA000001AEEBB1C6047B6DC05C.png" xlink:type="simple" xlink:show="embed" xlink:actuate="onLoad">
              <text:p/>
            </draw:image>
          </draw:frame>
          <draw:frame draw:z-index="15" draw:name="画像 15" draw:style-name="gr1" draw:text-style-name="P1" svg:width="117.28mm" svg:height="114.21mm" svg:x="0mm" svg:y="1860.4mm">
            <draw:image xlink:href="Pictures/10000000000001AA000001AE0C0ACAD739404324.png" xlink:type="simple" xlink:show="embed" xlink:actuate="onLoad">
              <text:p/>
            </draw:image>
          </draw:frame>
          <draw:frame draw:z-index="16" draw:name="画像 17" draw:style-name="gr1" draw:text-style-name="P1" svg:width="117.28mm" svg:height="114.21mm" svg:x="0mm" svg:y="1982.32mm">
            <draw:image xlink:href="Pictures/10000000000001AA000001AE4893A73BE61DEA60.png" xlink:type="simple" xlink:show="embed" xlink:actuate="onLoad">
              <text:p/>
            </draw:image>
          </draw:frame>
          <draw:frame draw:z-index="17" draw:name="画像 18" draw:style-name="gr1" draw:text-style-name="P1" svg:width="117.28mm" svg:height="114.21mm" svg:x="0mm" svg:y="2104.24mm">
            <draw:image xlink:href="Pictures/10000000000001AA000001AEB1B4DCFD8E9CBC0E.png" xlink:type="simple" xlink:show="embed" xlink:actuate="onLoad">
              <text:p/>
            </draw:image>
          </draw:frame>
          <draw:frame draw:z-index="18" draw:name="画像 19" draw:style-name="gr1" draw:text-style-name="P1" svg:width="117.28mm" svg:height="114.21mm" svg:x="0mm" svg:y="2226.16mm">
            <draw:image xlink:href="Pictures/10000000000001AA000001AE129FDF61F9023EC9.png" xlink:type="simple" xlink:show="embed" xlink:actuate="onLoad">
              <text:p/>
            </draw:image>
          </draw:frame>
          <draw:frame draw:z-index="19" draw:name="画像 20" draw:style-name="gr1" draw:text-style-name="P1" svg:width="117.28mm" svg:height="114.21mm" svg:x="0mm" svg:y="2348.08mm">
            <draw:image xlink:href="Pictures/10000000000001AA000001AEFD284A587528FE1A.png" xlink:type="simple" xlink:show="embed" xlink:actuate="onLoad">
              <text:p/>
            </draw:image>
          </draw:frame>
          <draw:frame draw:z-index="20" draw:name="画像 21" draw:style-name="gr1" draw:text-style-name="P1" svg:width="117.28mm" svg:height="114.21mm" svg:x="0mm" svg:y="2474.52mm">
            <draw:image xlink:href="Pictures/10000000000001AA000001AEB9CEB6DE8E5B96EA.png" xlink:type="simple" xlink:show="embed" xlink:actuate="onLoad">
              <text:p/>
            </draw:image>
          </draw:frame>
          <draw:frame draw:z-index="21" draw:name="画像 22" draw:style-name="gr1" draw:text-style-name="P1" svg:width="117.28mm" svg:height="114.21mm" svg:x="0mm" svg:y="2596.44mm">
            <draw:image xlink:href="Pictures/10000000000001AA000001AE9A1C73F2B7039176.png" xlink:type="simple" xlink:show="embed" xlink:actuate="onLoad">
              <text:p/>
            </draw:image>
          </draw:frame>
          <draw:frame draw:z-index="22" draw:name="画像 23" draw:style-name="gr1" draw:text-style-name="P1" svg:width="117.28mm" svg:height="114.21mm" svg:x="0mm" svg:y="2844.8mm">
            <draw:image xlink:href="Pictures/10000000000001AA000001AE673F47E939ADF3F9.png" xlink:type="simple" xlink:show="embed" xlink:actuate="onLoad">
              <text:p/>
            </draw:image>
          </draw:frame>
          <draw:frame draw:z-index="23" draw:name="画像 25" draw:style-name="gr1" draw:text-style-name="P1" svg:width="117.28mm" svg:height="114.21mm" svg:x="0mm" svg:y="3093.16mm">
            <draw:image xlink:href="Pictures/10000000000001AA000001AE563CB2B85098EFF3.png" xlink:type="simple" xlink:show="embed" xlink:actuate="onLoad">
              <text:p/>
            </draw:image>
          </draw:frame>
          <draw:frame draw:z-index="24" draw:name="画像 24" draw:style-name="gr1" draw:text-style-name="P1" svg:width="117.28mm" svg:height="114.21mm" svg:x="0mm" svg:y="2971.19mm">
            <draw:image xlink:href="Pictures/10000000000001AA000001AE60BAD1EE9CB85C8F.png" xlink:type="simple" xlink:show="embed" xlink:actuate="onLoad">
              <text:p/>
            </draw:image>
          </draw:frame>
          <draw:frame draw:z-index="25" draw:name="画像 26" draw:style-name="gr1" draw:text-style-name="P1" svg:width="117.28mm" svg:height="114.21mm" svg:x="0mm" svg:y="3219.59mm">
            <draw:image xlink:href="Pictures/10000000000001AA000001AE416EB43423414124.png" xlink:type="simple" xlink:show="embed" xlink:actuate="onLoad">
              <text:p/>
            </draw:image>
          </draw:frame>
          <draw:frame draw:z-index="26" draw:name="画像 27" draw:style-name="gr1" draw:text-style-name="P1" svg:width="117.28mm" svg:height="114.21mm" svg:x="0mm" svg:y="3341.51mm">
            <draw:image xlink:href="Pictures/10000000000001AA000001AE563CB2B85098EFF3.png" xlink:type="simple" xlink:show="embed" xlink:actuate="onLoad">
              <text:p/>
            </draw:image>
          </draw:frame>
          <draw:frame draw:z-index="27" draw:name="画像 28" draw:style-name="gr1" draw:text-style-name="P1" svg:width="117.28mm" svg:height="114.21mm" svg:x="0mm" svg:y="3467.95mm">
            <draw:image xlink:href="Pictures/10000000000001AA000001AE50EB1ABC47CAAE42.png" xlink:type="simple" xlink:show="embed" xlink:actuate="onLoad">
              <text:p/>
            </draw:image>
          </draw:frame>
          <draw:frame draw:z-index="28" draw:name="画像 29" draw:style-name="gr1" draw:text-style-name="P1" svg:width="117.28mm" svg:height="114.21mm" svg:x="0mm" svg:y="3589.87mm">
            <draw:image xlink:href="Pictures/10000000000001AA000001AECB00CDB987726CB6.png" xlink:type="simple" xlink:show="embed" xlink:actuate="onLoad">
              <text:p/>
            </draw:image>
          </draw:frame>
          <draw:frame draw:z-index="29" draw:name="画像 30" draw:style-name="gr1" draw:text-style-name="P1" svg:width="117.28mm" svg:height="114.21mm" svg:x="0mm" svg:y="3716.3mm">
            <draw:image xlink:href="Pictures/10000000000001AA000001AE4D3F2C157FEEAA43.png" xlink:type="simple" xlink:show="embed" xlink:actuate="onLoad">
              <text:p/>
            </draw:image>
          </draw:frame>
          <draw:frame draw:z-index="30" draw:name="画像 31" draw:style-name="gr1" draw:text-style-name="P1" svg:width="117.28mm" svg:height="114.21mm" svg:x="0mm" svg:y="3838.22mm">
            <draw:image xlink:href="Pictures/10000000000001AA000001AECF15C2D73B859A26.png" xlink:type="simple" xlink:show="embed" xlink:actuate="onLoad">
              <text:p/>
            </draw:image>
          </draw:frame>
          <draw:frame draw:z-index="31" draw:name="画像 32" draw:style-name="gr1" draw:text-style-name="P1" svg:width="117.28mm" svg:height="114.21mm" svg:x="0mm" svg:y="3964.66mm">
            <draw:image xlink:href="Pictures/10000000000001AA000001AE080905E1EDA9CBBB.png" xlink:type="simple" xlink:show="embed" xlink:actuate="onLoad">
              <text:p/>
            </draw:image>
          </draw:frame>
          <draw:frame draw:z-index="32" draw:name="画像 33" draw:style-name="gr1" draw:text-style-name="P1" svg:width="117.28mm" svg:height="114.21mm" svg:x="0mm" svg:y="4086.58mm">
            <draw:image xlink:href="Pictures/10000000000001AA000001AEA84CD9B0D6E91FBB.png" xlink:type="simple" xlink:show="embed" xlink:actuate="onLoad">
              <text:p/>
            </draw:image>
          </draw:frame>
          <draw:frame draw:z-index="33" draw:name="画像 34" draw:style-name="gr1" draw:text-style-name="P1" svg:width="117.28mm" svg:height="114.21mm" svg:x="0mm" svg:y="4208.5mm">
            <draw:image xlink:href="Pictures/10000000000001AA000001AEC7CC1473CAB8439A.png" xlink:type="simple" xlink:show="embed" xlink:actuate="onLoad">
              <text:p/>
            </draw:image>
          </draw:frame>
          <draw:frame draw:z-index="34" draw:name="画像 35" draw:style-name="gr1" draw:text-style-name="P1" svg:width="117.28mm" svg:height="114.21mm" svg:x="0mm" svg:y="4334.93mm">
            <draw:image xlink:href="Pictures/10000000000001AA000001AE8F12ADC9A005EF98.png" xlink:type="simple" xlink:show="embed" xlink:actuate="onLoad">
              <text:p/>
            </draw:image>
          </draw:frame>
          <draw:frame draw:z-index="35" draw:name="画像 36" draw:style-name="gr1" draw:text-style-name="P1" svg:width="117.28mm" svg:height="114.21mm" svg:x="0mm" svg:y="4456.85mm">
            <draw:image xlink:href="Pictures/10000000000001AA000001AEB9CEB6DE8E5B96EA.png" xlink:type="simple" xlink:show="embed" xlink:actuate="onLoad">
              <text:p/>
            </draw:image>
          </draw:frame>
          <draw:frame draw:z-index="36" draw:name="画像 37" draw:style-name="gr1" draw:text-style-name="P1" svg:width="117.28mm" svg:height="114.21mm" svg:x="0mm" svg:y="4583.29mm">
            <draw:image xlink:href="Pictures/10000000000001AA000001AE76F3B32AFD50CC4C.png" xlink:type="simple" xlink:show="embed" xlink:actuate="onLoad">
              <text:p/>
            </draw:image>
          </draw:frame>
          <draw:frame draw:z-index="37" draw:name="画像 38" draw:style-name="gr1" draw:text-style-name="P1" svg:width="117.28mm" svg:height="114.21mm" svg:x="0mm" svg:y="4705.14mm">
            <draw:image xlink:href="Pictures/10000000000001AA000001AE3E7B43EC6E127D8A.png" xlink:type="simple" xlink:show="embed" xlink:actuate="onLoad">
              <text:p/>
            </draw:image>
          </draw:frame>
          <draw:frame draw:z-index="38" draw:name="画像 38" draw:style-name="gr1" draw:text-style-name="P1" svg:width="117.28mm" svg:height="114.21mm" svg:x="0mm" svg:y="4831.57mm">
            <draw:image xlink:href="Pictures/10000000000001AA000001AE3E7B43EC6E127D8A.png" xlink:type="simple" xlink:show="embed" xlink:actuate="onLoad">
              <text:p/>
            </draw:image>
          </draw:frame>
          <draw:frame draw:z-index="39" draw:name="画像 39" draw:style-name="gr1" draw:text-style-name="P1" svg:width="117.28mm" svg:height="114.21mm" svg:x="0mm" svg:y="4953.49mm">
            <draw:image xlink:href="Pictures/10000000000001AA000001AECB00CDB987726CB6.png" xlink:type="simple" xlink:show="embed" xlink:actuate="onLoad">
              <text:p/>
            </draw:image>
          </draw:frame>
          <draw:frame draw:z-index="40" draw:name="画像 38" draw:style-name="gr1" draw:text-style-name="P1" svg:width="117.28mm" svg:height="114.21mm" svg:x="0mm" svg:y="5079.92mm">
            <draw:image xlink:href="Pictures/10000000000001AA000001AE3E7B43EC6E127D8A.png" xlink:type="simple" xlink:show="embed" xlink:actuate="onLoad">
              <text:p/>
            </draw:image>
          </draw:frame>
          <draw:frame draw:z-index="41" draw:name="画像 38" draw:style-name="gr1" draw:text-style-name="P1" svg:width="117.28mm" svg:height="114.21mm" svg:x="0mm" svg:y="5201.84mm">
            <draw:image xlink:href="Pictures/10000000000001AA000001AE3E7B43EC6E127D8A.png" xlink:type="simple" xlink:show="embed" xlink:actuate="onLoad">
              <text:p/>
            </draw:image>
          </draw:frame>
          <draw:frame draw:z-index="42" draw:name="画像 40" draw:style-name="gr1" draw:text-style-name="P1" svg:width="117.28mm" svg:height="114.21mm" svg:x="0mm" svg:y="5328.36mm">
            <draw:image xlink:href="Pictures/10000000000001AA000001AE3AAE3433D160412F.png" xlink:type="simple" xlink:show="embed" xlink:actuate="onLoad">
              <text:p/>
            </draw:image>
          </draw:frame>
          <draw:frame draw:z-index="43" draw:name="画像 41" draw:style-name="gr1" draw:text-style-name="P1" svg:width="117.28mm" svg:height="114.21mm" svg:x="0mm" svg:y="5450.28mm">
            <draw:image xlink:href="Pictures/10000000000001AA000001AEE22D8EB22EAF801A.png" xlink:type="simple" xlink:show="embed" xlink:actuate="onLoad">
              <text:p/>
            </draw:image>
          </draw:frame>
          <draw:frame draw:z-index="44" draw:name="画像 42" draw:style-name="gr1" draw:text-style-name="P1" svg:width="117.28mm" svg:height="114.21mm" svg:x="0mm" svg:y="2718.32mm">
            <draw:image xlink:href="Pictures/10000000000001AA000001AE76CFC6D1F989747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№1</text:p>
          </table:table-cell>
        </table:table-row>
        <table:table-row table:style-name="ro1" table:number-rows-repeated="27">
          <table:table-cell/>
        </table:table-row>
        <table:table-row table:style-name="ro1">
          <table:table-cell office:value-type="string" calcext:value-type="string">
            <text:p>№2</text:p>
          </table:table-cell>
        </table:table-row>
        <table:table-row table:style-name="ro1" table:number-rows-repeated="81">
          <table:table-cell/>
        </table:table-row>
        <table:table-row table:style-name="ro1">
          <table:table-cell office:value-type="string" calcext:value-type="string">
            <text:p>№3</text:p>
          </table:table-cell>
        </table:table-row>
        <table:table-row table:style-name="ro1" table:number-rows-repeated="27">
          <table:table-cell/>
        </table:table-row>
        <table:table-row table:style-name="ro1">
          <table:table-cell office:value-type="string" calcext:value-type="string">
            <text:p>№4</text:p>
          </table:table-cell>
        </table:table-row>
        <table:table-row table:style-name="ro1" table:number-rows-repeated="54">
          <table:table-cell/>
        </table:table-row>
        <table:table-row table:style-name="ro1">
          <table:table-cell office:value-type="string" calcext:value-type="string">
            <text:p>№5</text:p>
          </table:table-cell>
        </table:table-row>
        <table:table-row table:style-name="ro1" table:number-rows-repeated="162">
          <table:table-cell/>
        </table:table-row>
        <table:table-row table:style-name="ro1">
          <table:table-cell table:style-name="ce1" office:value-type="string" calcext:value-type="string">
            <text:p>№6</text:p>
          </table:table-cell>
        </table:table-row>
        <table:table-row table:style-name="ro1" table:number-rows-repeated="54">
          <table:table-cell/>
        </table:table-row>
        <table:table-row table:style-name="ro1">
          <table:table-cell office:value-type="string" calcext:value-type="string">
            <text:p>№7</text:p>
          </table:table-cell>
        </table:table-row>
        <table:table-row table:style-name="ro1" table:number-rows-repeated="135">
          <table:table-cell/>
        </table:table-row>
        <table:table-row table:style-name="ro1">
          <table:table-cell office:value-type="string" calcext:value-type="string">
            <text:p>№8</text:p>
          </table:table-cell>
        </table:table-row>
        <table:table-row table:style-name="ro1" table:number-rows-repeated="109">
          <table:table-cell/>
        </table:table-row>
        <table:table-row table:style-name="ro1">
          <table:table-cell office:value-type="string" calcext:value-type="string">
            <text:p>№9</text:p>
          </table:table-cell>
        </table:table-row>
        <table:table-row table:style-name="ro1" table:number-rows-repeated="54">
          <table:table-cell/>
        </table:table-row>
        <table:table-row table:style-name="ro1">
          <table:table-cell office:value-type="string" calcext:value-type="string">
            <text:p>№10</text:p>
          </table:table-cell>
        </table:table-row>
        <table:table-row table:style-name="ro1" table:number-rows-repeated="54">
          <table:table-cell/>
        </table:table-row>
        <table:table-row table:style-name="ro1">
          <table:table-cell office:value-type="string" calcext:value-type="string">
            <text:p>№11</text:p>
          </table:table-cell>
        </table:table-row>
        <table:table-row table:style-name="ro1" table:number-rows-repeated="54">
          <table:table-cell/>
        </table:table-row>
        <table:table-row table:style-name="ro1">
          <table:table-cell office:value-type="string" calcext:value-type="string">
            <text:p>№12</text:p>
          </table:table-cell>
        </table:table-row>
        <table:table-row table:style-name="ro1" table:number-rows-repeated="54">
          <table:table-cell/>
        </table:table-row>
        <table:table-row table:style-name="ro1">
          <table:table-cell office:value-type="string" calcext:value-type="string">
            <text:p>№13</text:p>
          </table:table-cell>
        </table:table-row>
        <table:table-row table:style-name="ro1" table:number-rows-repeated="81">
          <table:table-cell/>
        </table:table-row>
        <table:table-row table:style-name="ro1">
          <table:table-cell office:value-type="string" calcext:value-type="string">
            <text:p>№14</text:p>
          </table:table-cell>
        </table:table-row>
        <table:table-row table:style-name="ro1" table:number-rows-repeated="54">
          <table:table-cell/>
        </table:table-row>
        <table:table-row table:style-name="ro1">
          <table:table-cell office:value-type="string" calcext:value-type="string">
            <text:p>№15</text:p>
          </table:table-cell>
        </table:table-row>
        <table:table-row table:style-name="ro1" table:number-rows-repeated="54">
          <table:table-cell/>
        </table:table-row>
        <table:table-row table:style-name="ro1">
          <table:table-cell office:value-type="string" calcext:value-type="string">
            <text:p>№16</text:p>
          </table:table-cell>
        </table:table-row>
        <table:table-row table:style-name="ro1" table:number-rows-repeated="54">
          <table:table-cell/>
        </table:table-row>
        <table:table-row table:style-name="ro1">
          <table:table-cell office:value-type="string" calcext:value-type="string">
            <text:p>№17</text:p>
          </table:table-cell>
        </table:table-row>
        <table:table-row table:style-name="ro1" table:number-rows-repeated="54">
          <table:table-cell/>
        </table:table-row>
        <table:table-row table:style-name="ro1">
          <table:table-cell office:value-type="string" calcext:value-type="string">
            <text:p>№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3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30T17:20:06.418000000</dc:date>
    <meta:editing-duration>PT36M26S</meta:editing-duration>
    <meta:editing-cycles>7</meta:editing-cycles>
    <meta:generator>LibreOffice/5.4.3.2$Windows_X86_64 LibreOffice_project/92a7159f7e4af62137622921e809f8546db437e5</meta:generator>
    <meta:document-statistic meta:table-count="1" meta:cell-count="18" meta:object-count="45"/>
  </office:meta>
</office:document-meta>
</file>